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ww.codesimplicity.com/post/why-programmers-suck/" text:style-name="Internet_20_link" text:visited-style-name="Visited_20_Internet_20_Link">Why Programmers Suck</text:a></text:h>
      <text:p text:style-name="Text_20_body">A long time ago, I wrote an essay called “Why Computers Suck” (it was given the title “Computers” and “<text:a xlink:type="simple" xlink:href="http://www.codesimplicity.com/post/whats-wrong-with-computers/" text:style-name="Internet_20_link" text:visited-style-name="Visited_20_Internet_20_Link">What’s Wrong With Computers</text:a>” in two later revisions, and the original title never saw the light of day). The article was fairly long, but it basically came down to the idea that computers suck because programmers create crazy complicated stuff that nobody else can understand, and complexity builds on complexity until every aspect of a program becomes unmanageable.</text:p>
      <text:p text:style-name="Text_20_body">What I <text:span text:style-name="Emphasis">didn’t</text:span> know at the time was <text:span text:style-name="Emphasis">why</text:span> programmers did this. It was obvious that they <text:span text:style-name="Emphasis">did</text:span> do it, but why would the software development industry produce so <text:span text:style-name="Emphasis">many</text:span> crazy, complex masses of unreadable code? Why did it <text:span text:style-name="Emphasis">keep happening</text:span>, even when developers should have learned their lesson after their first bad experience? What was it that made programmers not just make bad code, but keep on making bad code?</text:p>
      <text:p text:style-name="Text_20_body">Well, this was a mystery, but I didn’t worry too much about it at first. Just the revelation that “bad programs are caused entirely by bad programmers”, as simple and obvious as it may seem, was enough to fuel an entire investigation and study into the field of programming, one which had some pretty good results (that’s mostly what I’ve written about on this blog, and it’s also the subject of a book that’s in development). The problem had been defined (bad programmers who create complexity), it seemingly had a solution (describe laws of software design that would prevent this), and that was enough for me.</text:p>
      <text:p text:style-name="Text_20_body">But it still baffled me that the world’s universities, technical schools, and training programs could turn out such terrible programmers, even with all of the decades of advancement in software development techniques. Sure, a lot of the principles of software design hadn’t been codified, but a lot of good advice was floating around, a lot of it very common. Even if people hadn’t gone to school, didn’t they <text:span text:style-name="Emphasis">read</text:span> any of this advice?</text:p>
      <text:p text:style-name="Text_20_body">Well, the truth was beyond my imagination, and it took almost five years of working on the Bugzilla Project with a vast number of separate contributors until one day I suddenly realized an appalling fact:</text:p>
      <text:p text:style-name="Quotations"><text:span text:style-name="Strong_20_Emphasis">The vast majority (90% or more) of programmers have absolutely no idea what they are doing.</text:span></text:p>
      <text:p text:style-name="Text_20_body"><text:bookmark text:name="more-274"/>It’s not that they haven’t read about software design (though they likely haven’t). It’s not that the programming languages are too complex (though they are). It’s that the vast majority of programmers didn’t have the first clue what they were really doing. They were just mimicking the mistakes of other programmers–copying code and typing more-or-less meaningless incantations at the machine in the hope that it would behave like they wanted, without any real understanding of the mechanics of the computer, the principles of software design, or the meanings of each individual word and symbol they were typing into the computer.</text:p>
      <text:p text:style-name="Text_20_body">That is a bold, shocking, and offensive statement, but it has held up in my experience. I have personally reviewed and given feedback on the code of scores of programmers. I have read the code of many others. I have talked to many, many programmers about software development, and I’ve read the writings of hundreds of developers. The number of programmers who <text:span text:style-name="Emphasis">really</text:span> understand what they are <text:soft-page-break/>doing comprise only about 10% of all the programmers I’ve ever talked to, worked with, or heard about.</text:p>
      <text:p text:style-name="Text_20_body">In open source, we get the cream of the crop–people who want to program in their spare time. And even then, I’d say only about 20% of open source programmers have a really good handle on what they are doing.</text:p>
      <text:p text:style-name="Text_20_body">So why is this? What’s the problem? How could there be so many people working in this field who have absolutely no clue what they’re doing?</text:p>
      <text:p text:style-name="Text_20_body">Well, that sounds a bit like they’re somehow “stupid.” But what <text:span text:style-name="Emphasis">is</text:span> stupidity? People are not stupid simply for <text:span text:style-name="Emphasis">not knowing</text:span> something. There’s a lot of stuff that <text:span text:style-name="Emphasis">everybody</text:span> doesn’t know. That doesn’t make them stupid. That may make them <text:span text:style-name="Emphasis">ignorant</text:span> about certain things, but it doesn’t make them stupid. No, stupidity, real stupidity, is <text:span text:style-name="Emphasis">not knowing that you don’t know</text:span>. Stupid people <text:span text:style-name="Emphasis">think they know something when they don’t</text:span>, or they <text:span text:style-name="Emphasis">have no idea that there is something more to know</text:span>.</text:p>
      <text:p text:style-name="Text_20_body">This sort of stupidity is something that can be found in nearly every field, and software development is no exception. Many programmers simply don’t know that there <text:span text:style-name="Emphasis">could be</text:span> laws or general guidelines for software development, and so they don’t even go looking for them. At many software companies, there’s no attempt to improve developers’ understanding of the programming language they’re using–perhaps simply because they think that the programmers must “already know it if they were hired to do it”.</text:p>
      <text:p text:style-name="Text_20_body">Unfortunately, it’s particularly harmful to have this sort of mindset in software development, because there is <text:span text:style-name="Emphasis">so much to know</text:span> if you really want to be good. Anybody who thinks they already know everything (or who has a “blind spot” where they can’t see that there’s more to learn) is having their ability to produce excellent code crippled by a lack of knowledge–knowledge they <text:span text:style-name="Emphasis">don’t even know exists</text:span> and that they <text:span text:style-name="Emphasis">don’t even know they lack</text:span>.</text:p>
      <text:p text:style-name="Text_20_body">No matter how much you know, there is almost always more to know about <text:span text:style-name="Emphasis">any</text:span> field, and computer programming is no exception. So it’s always wrong to think you know everything.</text:p>
      <text:p text:style-name="Text_20_body">Sometimes it’s hard to figure out <text:span text:style-name="Emphasis">what</text:span> one should be learning about, though. There’s so much data, where does one start? Well, to help you out, I’ve come up with a few questions you can ask yourself or others to help figure out what areas might need more study:</text:p>
      <text:list xml:id="list537680580058831757" text:style-name="L1">
        <text:list-item>
          <text:p text:style-name="P2">Do you know as much as possible about every single word and symbol on every page of code you’re writing?</text:p>
        </text:list-item>
        <text:list-item>
          <text:p text:style-name="P2">Did you read and completely understand the documentation of every single function you’re using?</text:p>
        </text:list-item>
        <text:list-item>
          <text:p text:style-name="P2">Do you have an excellent grasp of the fundamental principles of software development–such a good grasp that you could explain them flawlessly to novice programmers at your organization?</text:p>
        </text:list-item>
        <text:list-item>
          <text:p text:style-name="P2">Do you understand how each component of the computer functions, and how they all work together?</text:p>
        </text:list-item>
        <text:list-item>
          <text:p text:style-name="P2">Do you understand the history of computers, and where they’re going in the future, so that you <text:soft-page-break/>can understand how your code will function on the computers that will be built in the future?</text:p>
        </text:list-item>
        <text:list-item>
          <text:p text:style-name="P2">Do you know the history of programming languages, so that you can understand how the language you’re using evolved and <text:span text:style-name="Emphasis">why</text:span> it works like it does?</text:p>
        </text:list-item>
        <text:list-item>
          <text:p text:style-name="P1">Do you understand other programming languages, other methods of programming, and other types of computers than the one you’re using, so that you know what the <text:span text:style-name="Emphasis">actual</text:span> best tool for each job is?</text:p>
        </text:list-item>
      </text:list>
      <text:p text:style-name="Text_20_body">From top to bottom, those are the most important things for any programmer to know about the code they’re writing. If you can truthfully answer “yes” to all those questions, then you are an excellent programmer.</text:p>
      <text:p text:style-name="Text_20_body">It may seem like an overwhelming list. “Wow, the documentation for <text:span text:style-name="Emphasis">every single function</text:span>? Reading that is going to take too long!” Well, you know what else takes a long time? Becoming a good programmer if you <text:span text:style-name="Emphasis">don’t</text:span> read the documentation. You know how long it takes? <text:span text:style-name="Emphasis">Forever,</text:span> because it never happens.</text:p>
      <text:p text:style-name="Text_20_body">You will <text:span text:style-name="Emphasis">never</text:span> become a good programmer simply by copying other people’s code and praying that it works right for you. But even more importantly, investing time into <text:span text:style-name="Emphasis">learning</text:span> is what it takes to become good. Taking the time <text:span text:style-name="Emphasis">now</text:span> will make you a <text:span text:style-name="Emphasis">much</text:span> faster programmer later. If you spend a lot of time reading up on stuff for the first three months that you’re learning a new technology, you’ll probably be 10 times faster with it for the next 10 years than if you’d just dived into it and then never read anything at all.</text:p>
      <text:p text:style-name="Text_20_body">I do want to put a certain limiter on that, though–you can’t <text:span text:style-name="Emphasis">just</text:span> read for three months and expect to become a good programmer. First of all, that’s just too boring–nobody wants to just study theory for three months and not get any actual practice in. Very few people would keep up with that for long enough to become programmers at all, let alone good programmers. So I want to point out that understanding comes also from <text:span text:style-name="Emphasis">practice</text:span>, not just from study. But <text:span text:style-name="Emphasis">without the study</text:span>, understanding may <text:span text:style-name="Emphasis">never</text:span> come. So it’s important to balance both the study and the practice of programming.</text:p>
      <text:p text:style-name="Text_20_body">This is not an attack on any programmer that I’ve worked with personally, or even an attack on any individual programmer at all. I admire almost every programmer I’ve ever known, as a person, and I expect I’d admire the rest were I to meet them, as well. Instead, this is an open invitation to <text:span text:style-name="Emphasis">all</text:span> programmers to open your mind to the thought that there might always be more to know, that both knowledge and practice are the key to skill, and that it’s not shameful at all to <text:span text:style-name="Emphasis">not know</text:span> something–as long as you <text:span text:style-name="Emphasis">know</text:span> that you don’t know it, and take the time to learn it when necessary.</text:p>
      <text:p text:style-name="Text_20_body">-Ma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1:56:45.100000000</meta:creation-date>
    <dc:date>2016-01-14T11:58:54.782000000</dc:date>
    <meta:editing-duration>PT2M9S</meta:editing-duration>
    <meta:editing-cycles>1</meta:editing-cycles>
    <meta:document-statistic meta:table-count="0" meta:image-count="0" meta:object-count="0" meta:page-count="3" meta:paragraph-count="29" meta:word-count="1536" meta:character-count="8785" meta:non-whitespace-character-count="7293"/>
    <meta:generator>LibreOffice/5.0.0.5$Windows_x86 LibreOffice_project/1b1a90865e348b492231e1c451437d7a15bb262b</meta:generator>
  </office:meta>
</office:document-meta>
</file>